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556144"/>
    </style:style>
    <style:style style:name="P2" style:family="paragraph" style:parent-style-name="Standard">
      <style:paragraph-properties fo:text-align="start" style:justify-single-word="false"/>
      <style:text-properties officeooo:paragraph-rsid="0056b169"/>
    </style:style>
    <style:style style:name="P3" style:family="paragraph" style:parent-style-name="Standard">
      <style:paragraph-properties fo:text-align="start" style:justify-single-word="false"/>
      <style:text-properties officeooo:paragraph-rsid="005853ef"/>
    </style:style>
    <style:style style:name="P4" style:family="paragraph" style:parent-style-name="Standard" style:list-style-name="L4">
      <style:paragraph-properties fo:text-align="start" style:justify-single-word="false"/>
      <style:text-properties style:font-name="Liberation Serif" fo:font-weight="bold" officeooo:rsid="0019cb50" officeooo:paragraph-rsid="0019cb50" style:font-weight-asian="bold" style:font-weight-complex="bold"/>
    </style:style>
    <style:style style:name="P5" style:family="paragraph" style:parent-style-name="Standard" style:list-style-name="L4">
      <style:paragraph-properties fo:text-align="start" style:justify-single-word="false"/>
      <style:text-properties style:font-name="Liberation Serif" fo:font-weight="bold" officeooo:rsid="0019cb50" officeooo:paragraph-rsid="001dea2f" style:font-weight-asian="bold" style:font-weight-complex="bold"/>
    </style:style>
    <style:style style:name="P6" style:family="paragraph" style:parent-style-name="Standard">
      <style:paragraph-properties fo:text-align="start" style:justify-single-word="false"/>
      <style:text-properties style:font-name="Liberation Serif" fo:font-weight="bold" officeooo:rsid="0019cb50" officeooo:paragraph-rsid="0019cb50" style:font-weight-asian="bold" style:font-weight-complex="bold"/>
    </style:style>
    <style:style style:name="P7" style:family="paragraph" style:parent-style-name="Standard" style:list-style-name="L4">
      <style:paragraph-properties fo:text-align="start" style:justify-single-word="false"/>
      <style:text-properties style:font-name="Liberation Serif" fo:font-weight="bold" officeooo:rsid="001dea2f" officeooo:paragraph-rsid="001dea2f" style:font-weight-asian="bold" style:font-weight-complex="bold"/>
    </style:style>
    <style:style style:name="P8" style:family="paragraph" style:parent-style-name="Standard">
      <style:paragraph-properties fo:text-align="start" style:justify-single-word="false"/>
      <style:text-properties style:font-name="Liberation Serif" fo:font-weight="bold" officeooo:rsid="001edc6c" officeooo:paragraph-rsid="0024e89a" style:font-weight-asian="bold" style:font-weight-complex="bold"/>
    </style:style>
    <style:style style:name="P9" style:family="paragraph" style:parent-style-name="Standard" style:list-style-name="L4">
      <style:paragraph-properties fo:text-align="start" style:justify-single-word="false"/>
      <style:text-properties style:font-name="Liberation Serif" fo:font-weight="bold" officeooo:rsid="0027b055" officeooo:paragraph-rsid="0027b055" style:font-weight-asian="bold" style:font-weight-complex="bold"/>
    </style:style>
    <style:style style:name="P10" style:family="paragraph" style:parent-style-name="Standard" style:list-style-name="L4">
      <style:paragraph-properties fo:text-align="start" style:justify-single-word="false"/>
      <style:text-properties style:font-name="Liberation Serif" fo:font-weight="bold" officeooo:rsid="0027e360" officeooo:paragraph-rsid="0027e360" style:font-weight-asian="bold" style:font-weight-complex="bold"/>
    </style:style>
    <style:style style:name="P11" style:family="paragraph" style:parent-style-name="Standard">
      <style:paragraph-properties fo:text-align="start" style:justify-single-word="false"/>
      <style:text-properties style:font-name="Liberation Serif" fo:font-weight="bold" officeooo:paragraph-rsid="001c8d26" style:font-weight-asian="bold" style:font-weight-complex="bold"/>
    </style:style>
    <style:style style:name="P12" style:family="paragraph" style:parent-style-name="Standard" style:list-style-name="L4">
      <style:paragraph-properties fo:text-align="start" style:justify-single-word="false"/>
      <style:text-properties style:font-name="Liberation Serif" fo:font-weight="bold" officeooo:paragraph-rsid="001dea2f"/>
    </style:style>
    <style:style style:name="P13" style:family="paragraph" style:parent-style-name="Standard" style:list-style-name="L4">
      <style:paragraph-properties fo:text-align="start" style:justify-single-word="false"/>
      <style:text-properties style:font-name="Liberation Serif" officeooo:paragraph-rsid="001dea2f"/>
    </style:style>
    <style:style style:name="P14" style:family="paragraph" style:parent-style-name="Standard" style:list-style-name="L4">
      <style:paragraph-properties fo:text-align="start" style:justify-single-word="false"/>
      <style:text-properties style:font-name="Liberation Serif" fo:font-weight="normal" officeooo:rsid="001edc6c" officeooo:paragraph-rsid="0024e89a" style:font-weight-asian="normal" style:font-weight-complex="normal"/>
    </style:style>
    <style:style style:name="P15" style:family="paragraph" style:parent-style-name="Standard" style:list-style-name="L4">
      <style:paragraph-properties fo:text-align="start" style:justify-single-word="false"/>
      <style:text-properties style:font-name="Liberation Serif" fo:font-weight="normal" officeooo:rsid="00293c8c" officeooo:paragraph-rsid="00293c8c" style:font-weight-asian="normal" style:font-weight-complex="normal"/>
    </style:style>
    <style:style style:name="P16" style:family="paragraph" style:parent-style-name="Standard" style:list-style-name="L4">
      <style:paragraph-properties fo:text-align="start" style:justify-single-word="false"/>
      <style:text-properties style:font-name="Liberation Serif" fo:font-weight="normal" officeooo:rsid="00293c8c" officeooo:paragraph-rsid="002b1256" style:font-weight-asian="normal" style:font-weight-complex="normal"/>
    </style:style>
    <style:style style:name="P17" style:family="paragraph" style:parent-style-name="Standard" style:list-style-name="L4">
      <style:paragraph-properties fo:text-align="start" style:justify-single-word="false"/>
      <style:text-properties style:font-name="Liberation Serif" fo:font-weight="normal" officeooo:rsid="002b1256" officeooo:paragraph-rsid="002c3c71" style:font-weight-asian="normal" style:font-weight-complex="normal"/>
    </style:style>
    <style:style style:name="P18" style:family="paragraph" style:parent-style-name="Standard" style:list-style-name="L4">
      <style:paragraph-properties fo:text-align="start" style:justify-single-word="false"/>
      <style:text-properties style:font-name="Liberation Serif" fo:font-weight="normal" officeooo:rsid="002b1256" officeooo:paragraph-rsid="0037dae8" style:font-weight-asian="normal" style:font-weight-complex="normal"/>
    </style:style>
    <style:style style:name="P19" style:family="paragraph" style:parent-style-name="Standard" style:list-style-name="L4">
      <style:paragraph-properties fo:text-align="center" style:justify-single-word="false"/>
      <style:text-properties style:font-name="Liberation Serif" fo:font-weight="normal" officeooo:rsid="002b1256" officeooo:paragraph-rsid="002c3c71" style:font-weight-asian="normal" style:font-weight-complex="normal"/>
    </style:style>
    <style:style style:name="P20" style:family="paragraph" style:parent-style-name="Standard">
      <style:paragraph-properties fo:text-align="start" style:justify-single-word="false"/>
      <style:text-properties style:font-name="Liberation Serif" fo:font-weight="normal" officeooo:rsid="002c3c71" officeooo:paragraph-rsid="002c3c71" style:font-weight-asian="normal" style:font-weight-complex="normal"/>
    </style:style>
    <style:style style:name="P21" style:family="paragraph" style:parent-style-name="Standard">
      <style:paragraph-properties fo:text-align="start" style:justify-single-word="false"/>
      <style:text-properties style:font-name="Liberation Serif" fo:font-style="italic" fo:font-weight="normal" officeooo:rsid="003632be" officeooo:paragraph-rsid="003632be" style:font-style-asian="italic" style:font-weight-asian="normal" style:font-style-complex="italic" style:font-weight-complex="normal"/>
    </style:style>
    <style:style style:name="P22" style:family="paragraph" style:parent-style-name="Standard" style:list-style-name="L4">
      <style:paragraph-properties fo:text-align="start" style:justify-single-word="false"/>
      <style:text-properties style:font-name="Liberation Serif" fo:font-style="italic" fo:font-weight="normal" officeooo:rsid="0038f678" officeooo:paragraph-rsid="0038f678" style:font-style-asian="italic" style:font-weight-asian="normal" style:font-style-complex="italic" style:font-weight-complex="normal"/>
    </style:style>
    <style:style style:name="P23" style:family="paragraph" style:parent-style-name="Standard" style:list-style-name="L4">
      <style:paragraph-properties fo:text-align="start" style:justify-single-word="false"/>
      <style:text-properties style:font-name="Liberation Serif" fo:font-style="italic" fo:font-weight="normal" officeooo:rsid="0039d05e" officeooo:paragraph-rsid="0039d05e" style:font-style-asian="italic" style:font-weight-asian="normal" style:font-style-complex="italic" style:font-weight-complex="normal"/>
    </style:style>
    <style:style style:name="P24" style:family="paragraph" style:parent-style-name="Standard" style:list-style-name="L4">
      <style:paragraph-properties fo:text-align="start" style:justify-single-word="false"/>
      <style:text-properties style:font-name="Liberation Serif" fo:font-style="italic" fo:font-weight="normal" officeooo:rsid="003b77e9" officeooo:paragraph-rsid="003b77e9" style:font-style-asian="italic" style:font-weight-asian="normal" style:font-style-complex="italic" style:font-weight-complex="normal"/>
    </style:style>
    <style:style style:name="P25" style:family="paragraph" style:parent-style-name="Standard" style:list-style-name="L4">
      <style:paragraph-properties fo:text-align="start" style:justify-single-word="false"/>
      <style:text-properties style:font-name="Liberation Serif" fo:font-style="italic" fo:font-weight="normal" officeooo:rsid="003d3b40" officeooo:paragraph-rsid="003d9d8d" style:font-style-asian="italic" style:font-weight-asian="normal" style:font-style-complex="italic" style:font-weight-complex="normal"/>
    </style:style>
    <style:style style:name="P26" style:family="paragraph" style:parent-style-name="Standard" style:list-style-name="L4">
      <style:paragraph-properties fo:text-align="start" style:justify-single-word="false"/>
      <style:text-properties style:font-name="Liberation Serif" fo:font-style="italic" fo:font-weight="normal" officeooo:rsid="003d9d8d" officeooo:paragraph-rsid="003f358b" style:font-style-asian="italic" style:font-weight-asian="normal" style:font-style-complex="italic" style:font-weight-complex="normal"/>
    </style:style>
    <style:style style:name="P27" style:family="paragraph" style:parent-style-name="Standard" style:list-style-name="L4">
      <style:paragraph-properties fo:text-align="start" style:justify-single-word="false"/>
      <style:text-properties style:font-name="Liberation Serif" fo:font-style="italic" fo:font-weight="normal" officeooo:rsid="0042d683" officeooo:paragraph-rsid="0042d683" style:font-style-asian="italic" style:font-weight-asian="normal" style:font-style-complex="italic" style:font-weight-complex="normal"/>
    </style:style>
    <style:style style:name="P28" style:family="paragraph" style:parent-style-name="Standard" style:list-style-name="L4">
      <style:paragraph-properties fo:text-align="start" style:justify-single-word="false"/>
      <style:text-properties style:font-name="Liberation Serif" fo:font-style="italic" fo:font-weight="normal" officeooo:rsid="0042d683" officeooo:paragraph-rsid="00443868" style:font-style-asian="italic" style:font-weight-asian="normal" style:font-style-complex="italic" style:font-weight-complex="normal"/>
    </style:style>
    <style:style style:name="P29" style:family="paragraph" style:parent-style-name="Standard" style:list-style-name="L4">
      <style:paragraph-properties fo:text-align="start" style:justify-single-word="false"/>
      <style:text-properties style:font-name="Liberation Serif" fo:font-style="italic" fo:font-weight="normal" officeooo:rsid="00443868" officeooo:paragraph-rsid="00443868" style:font-style-asian="italic" style:font-weight-asian="normal" style:font-style-complex="italic" style:font-weight-complex="normal"/>
    </style:style>
    <style:style style:name="P30" style:family="paragraph" style:parent-style-name="Standard" style:list-style-name="L4">
      <style:paragraph-properties fo:text-align="start" style:justify-single-word="false"/>
      <style:text-properties style:font-name="Liberation Serif" fo:font-style="italic" fo:font-weight="normal" officeooo:rsid="0045b2b2" officeooo:paragraph-rsid="0045b2b2" style:font-style-asian="italic" style:font-weight-asian="normal" style:font-style-complex="italic" style:font-weight-complex="normal"/>
    </style:style>
    <style:style style:name="P31" style:family="paragraph" style:parent-style-name="Standard" style:list-style-name="L4">
      <style:paragraph-properties fo:text-align="start" style:justify-single-word="false"/>
      <style:text-properties style:font-name="Liberation Serif" fo:font-style="italic" fo:font-weight="normal" officeooo:rsid="004716bb" officeooo:paragraph-rsid="004716bb" style:font-style-asian="italic" style:font-weight-asian="normal" style:font-style-complex="italic" style:font-weight-complex="normal"/>
    </style:style>
    <style:style style:name="P32" style:family="paragraph" style:parent-style-name="Standard" style:list-style-name="L4">
      <style:paragraph-properties fo:text-align="start" style:justify-single-word="false"/>
      <style:text-properties style:font-name="Liberation Serif" fo:font-style="italic" fo:font-weight="normal" officeooo:rsid="00487226" officeooo:paragraph-rsid="00487226" style:font-style-asian="italic" style:font-weight-asian="normal" style:font-style-complex="italic" style:font-weight-complex="normal"/>
    </style:style>
    <style:style style:name="P33" style:family="paragraph" style:parent-style-name="Standard" style:list-style-name="L4">
      <style:paragraph-properties fo:text-align="start" style:justify-single-word="false"/>
      <style:text-properties style:font-name="Liberation Serif" fo:font-style="italic" fo:font-weight="normal" officeooo:rsid="004b75ba" officeooo:paragraph-rsid="004b75ba" style:font-style-asian="italic" style:font-weight-asian="normal" style:font-style-complex="italic" style:font-weight-complex="normal"/>
    </style:style>
    <style:style style:name="P34" style:family="paragraph" style:parent-style-name="Standard" style:list-style-name="L4">
      <style:paragraph-properties fo:text-align="start" style:justify-single-word="false"/>
      <style:text-properties style:font-name="Liberation Serif" fo:font-style="italic" fo:font-weight="normal" officeooo:rsid="004b75ba" officeooo:paragraph-rsid="00507444" style:font-style-asian="italic" style:font-weight-asian="normal" style:font-style-complex="italic" style:font-weight-complex="normal"/>
    </style:style>
    <style:style style:name="P35" style:family="paragraph" style:parent-style-name="Standard" style:list-style-name="L4">
      <style:paragraph-properties fo:text-align="start" style:justify-single-word="false"/>
      <style:text-properties style:font-name="Liberation Serif" fo:font-style="italic" fo:font-weight="normal" officeooo:rsid="004b75ba" officeooo:paragraph-rsid="005853ef" style:font-style-asian="italic" style:font-weight-asian="normal" style:font-style-complex="italic" style:font-weight-complex="normal"/>
    </style:style>
    <style:style style:name="P36" style:family="paragraph" style:parent-style-name="Standard" style:list-style-name="L4">
      <style:paragraph-properties fo:text-align="start" style:justify-single-word="false"/>
      <style:text-properties style:font-name="Liberation Serif" fo:font-style="italic" fo:font-weight="normal" officeooo:rsid="0051c08d" officeooo:paragraph-rsid="0051c08d" style:font-style-asian="italic" style:font-weight-asian="normal" style:font-style-complex="italic" style:font-weight-complex="normal"/>
    </style:style>
    <style:style style:name="P37" style:family="paragraph" style:parent-style-name="Standard" style:list-style-name="L4">
      <style:paragraph-properties fo:text-align="start" style:justify-single-word="false"/>
      <style:text-properties style:font-name="Liberation Serif" fo:font-style="italic" fo:font-weight="normal" officeooo:rsid="0051c08d" officeooo:paragraph-rsid="005853ef" style:font-style-asian="italic" style:font-weight-asian="normal" style:font-style-complex="italic" style:font-weight-complex="normal"/>
    </style:style>
    <style:style style:name="P38" style:family="paragraph" style:parent-style-name="Standard" style:list-style-name="L4">
      <style:paragraph-properties fo:text-align="start" style:justify-single-word="false"/>
      <style:text-properties style:font-name="Liberation Serif" fo:font-style="italic" fo:font-weight="normal" officeooo:rsid="00522061" officeooo:paragraph-rsid="00522061" style:font-style-asian="italic" style:font-weight-asian="normal" style:font-style-complex="italic" style:font-weight-complex="normal"/>
    </style:style>
    <style:style style:name="P39" style:family="paragraph" style:parent-style-name="Standard" style:list-style-name="L4">
      <style:paragraph-properties fo:text-align="start" style:justify-single-word="false"/>
      <style:text-properties style:font-name="Liberation Serif" fo:font-style="italic" fo:font-weight="normal" officeooo:rsid="00522061" officeooo:paragraph-rsid="005853ef" style:font-style-asian="italic" style:font-weight-asian="normal" style:font-style-complex="italic" style:font-weight-complex="normal"/>
    </style:style>
    <style:style style:name="P40" style:family="paragraph" style:parent-style-name="Standard" style:list-style-name="L4">
      <style:paragraph-properties fo:text-align="start" style:justify-single-word="false"/>
      <style:text-properties style:font-name="Liberation Serif" fo:font-style="italic" fo:font-weight="normal" officeooo:rsid="00537260" officeooo:paragraph-rsid="00537260" style:font-style-asian="italic" style:font-weight-asian="normal" style:font-style-complex="italic" style:font-weight-complex="normal"/>
    </style:style>
    <style:style style:name="P41" style:family="paragraph" style:parent-style-name="Standard" style:list-style-name="L4">
      <style:paragraph-properties fo:text-align="start" style:justify-single-word="false"/>
      <style:text-properties style:font-name="Liberation Serif" fo:font-style="italic" fo:font-weight="normal" officeooo:rsid="00537260" officeooo:paragraph-rsid="005853ef" style:font-style-asian="italic" style:font-weight-asian="normal" style:font-style-complex="italic" style:font-weight-complex="normal"/>
    </style:style>
    <style:style style:name="P42" style:family="paragraph" style:parent-style-name="Standard" style:list-style-name="L4">
      <style:paragraph-properties fo:text-align="start" style:justify-single-word="false"/>
      <style:text-properties style:font-name="Liberation Serif" fo:font-style="italic" fo:font-weight="normal" officeooo:rsid="0053bf6b" officeooo:paragraph-rsid="0053bf6b" style:font-style-asian="italic" style:font-weight-asian="normal" style:font-style-complex="italic" style:font-weight-complex="normal"/>
    </style:style>
    <style:style style:name="P43" style:family="paragraph" style:parent-style-name="Standard" style:list-style-name="L4">
      <style:paragraph-properties fo:text-align="start" style:justify-single-word="false"/>
      <style:text-properties style:font-name="Liberation Serif" fo:font-style="italic" fo:font-weight="normal" officeooo:rsid="0053bf6b" officeooo:paragraph-rsid="005853ef"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style:font-name="Liberation Serif" fo:font-style="italic" fo:font-weight="normal" officeooo:rsid="0053bf6b" officeooo:paragraph-rsid="0053bf6b"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style:font-name="Liberation Serif" fo:font-style="italic" fo:font-weight="normal" officeooo:rsid="0053bf6b" officeooo:paragraph-rsid="005853ef" style:font-style-asian="italic" style:font-weight-asian="normal" style:font-style-complex="italic" style:font-weight-complex="normal"/>
    </style:style>
    <style:style style:name="P46" style:family="paragraph" style:parent-style-name="Standard" style:list-style-name="L4">
      <style:paragraph-properties fo:text-align="start" style:justify-single-word="false"/>
      <style:text-properties style:font-name="Liberation Serif" fo:font-style="italic" fo:font-weight="normal" officeooo:rsid="005a32d8" officeooo:paragraph-rsid="005a32d8" style:font-style-asian="italic" style:font-weight-asian="normal" style:font-style-complex="italic" style:font-weight-complex="normal"/>
    </style:style>
    <style:style style:name="P47" style:family="paragraph" style:parent-style-name="Standard" style:list-style-name="L4">
      <style:paragraph-properties fo:text-align="start" style:justify-single-word="false"/>
      <style:text-properties style:font-name="Liberation Serif" fo:font-style="italic" fo:font-weight="bold" officeooo:rsid="0037dae8" officeooo:paragraph-rsid="0037dae8" style:font-style-asian="italic" style:font-weight-asian="bold" style:font-style-complex="italic" style:font-weight-complex="bold"/>
    </style:style>
    <style:style style:name="P48" style:family="paragraph" style:parent-style-name="Standard" style:list-style-name="L4">
      <style:paragraph-properties fo:text-align="start" style:justify-single-word="false"/>
      <style:text-properties style:font-name="Liberation Serif" fo:font-style="italic" fo:font-weight="bold" officeooo:rsid="0039d05e" officeooo:paragraph-rsid="0039d05e" style:font-style-asian="italic" style:font-weight-asian="bold" style:font-style-complex="italic" style:font-weight-complex="bold"/>
    </style:style>
    <style:style style:name="P49" style:family="paragraph" style:parent-style-name="Standard" style:list-style-name="L4">
      <style:paragraph-properties fo:text-align="start" style:justify-single-word="false"/>
      <style:text-properties style:font-name="Liberation Serif" fo:font-style="italic" fo:font-weight="bold" officeooo:rsid="003b77e9" officeooo:paragraph-rsid="003b77e9" style:font-style-asian="italic" style:font-weight-asian="bold" style:font-style-complex="italic" style:font-weight-complex="bold"/>
    </style:style>
    <style:style style:name="P50" style:family="paragraph" style:parent-style-name="Standard" style:list-style-name="L4">
      <style:paragraph-properties fo:text-align="start" style:justify-single-word="false"/>
      <style:text-properties style:font-name="Liberation Serif" fo:font-style="italic" fo:font-weight="bold" officeooo:rsid="003d3b40" officeooo:paragraph-rsid="003d3b40" style:font-style-asian="italic" style:font-weight-asian="bold" style:font-style-complex="italic" style:font-weight-complex="bold"/>
    </style:style>
    <style:style style:name="P51" style:family="paragraph" style:parent-style-name="Standard" style:list-style-name="L4">
      <style:paragraph-properties fo:text-align="start" style:justify-single-word="false"/>
      <style:text-properties style:font-name="Liberation Serif" fo:font-style="italic" fo:font-weight="bold" officeooo:rsid="003f358b" officeooo:paragraph-rsid="003f358b" style:font-style-asian="italic" style:font-weight-asian="bold" style:font-style-complex="italic" style:font-weight-complex="bold"/>
    </style:style>
    <style:style style:name="P52" style:family="paragraph" style:parent-style-name="Standard" style:list-style-name="L4">
      <style:paragraph-properties fo:text-align="start" style:justify-single-word="false"/>
      <style:text-properties style:font-name="Liberation Serif" fo:font-style="italic" fo:font-weight="bold" officeooo:rsid="0042d683" officeooo:paragraph-rsid="00443868" style:font-style-asian="italic" style:font-weight-asian="bold" style:font-style-complex="italic" style:font-weight-complex="bold"/>
    </style:style>
    <style:style style:name="P53" style:family="paragraph" style:parent-style-name="Standard" style:list-style-name="L4">
      <style:paragraph-properties fo:text-align="start" style:justify-single-word="false"/>
      <style:text-properties style:font-name="Liberation Serif" fo:font-style="italic" fo:font-weight="bold" officeooo:rsid="0045b2b2" officeooo:paragraph-rsid="0045b2b2" style:font-style-asian="italic" style:font-weight-asian="bold" style:font-style-complex="italic" style:font-weight-complex="bold"/>
    </style:style>
    <style:style style:name="P54" style:family="paragraph" style:parent-style-name="Standard" style:list-style-name="L4">
      <style:paragraph-properties fo:text-align="start" style:justify-single-word="false"/>
      <style:text-properties style:font-name="Liberation Serif" fo:font-style="italic" fo:font-weight="bold" officeooo:rsid="004716bb" officeooo:paragraph-rsid="004716bb" style:font-style-asian="italic" style:font-weight-asian="bold" style:font-style-complex="italic" style:font-weight-complex="bold"/>
    </style:style>
    <style:style style:name="P55" style:family="paragraph" style:parent-style-name="Standard" style:list-style-name="L4">
      <style:paragraph-properties fo:text-align="start" style:justify-single-word="false"/>
      <style:text-properties style:font-name="Liberation Serif" fo:font-style="italic" fo:font-weight="bold" officeooo:rsid="00487226" officeooo:paragraph-rsid="00487226" style:font-style-asian="italic" style:font-weight-asian="bold" style:font-style-complex="italic" style:font-weight-complex="bold"/>
    </style:style>
    <style:style style:name="P56" style:family="paragraph" style:parent-style-name="Standard" style:list-style-name="L4">
      <style:paragraph-properties fo:text-align="start" style:justify-single-word="false"/>
      <style:text-properties style:font-name="Liberation Serif" fo:font-style="italic" fo:font-weight="bold" officeooo:rsid="0049a243" officeooo:paragraph-rsid="0049a243" style:font-style-asian="italic" style:font-weight-asian="bold" style:font-style-complex="italic" style:font-weight-complex="bold"/>
    </style:style>
    <style:style style:name="P57" style:family="paragraph" style:parent-style-name="Standard" style:list-style-name="L4">
      <style:paragraph-properties fo:text-align="start" style:justify-single-word="false"/>
      <style:text-properties style:font-name="Liberation Serif" fo:font-style="italic" fo:font-weight="bold" officeooo:rsid="004b75ba" officeooo:paragraph-rsid="004b75ba" style:font-style-asian="italic" style:font-weight-asian="bold" style:font-style-complex="italic" style:font-weight-complex="bold"/>
    </style:style>
    <style:style style:name="P58" style:family="paragraph" style:parent-style-name="Standard" style:list-style-name="L4">
      <style:paragraph-properties fo:text-align="start" style:justify-single-word="false"/>
      <style:text-properties style:font-name="Liberation Serif" fo:font-style="italic" fo:font-weight="bold" officeooo:rsid="004b75ba" officeooo:paragraph-rsid="005853ef" style:font-style-asian="italic" style:font-weight-asian="bold" style:font-style-complex="italic" style:font-weight-complex="bold"/>
    </style:style>
    <style:style style:name="P59" style:family="paragraph" style:parent-style-name="Standard" style:list-style-name="L4">
      <style:paragraph-properties fo:text-align="start" style:justify-single-word="false"/>
      <style:text-properties style:font-name="Liberation Serif" fo:font-style="italic" fo:font-weight="bold" officeooo:rsid="004ef228" officeooo:paragraph-rsid="004ef228" style:font-style-asian="italic" style:font-weight-asian="bold" style:font-style-complex="italic" style:font-weight-complex="bold"/>
    </style:style>
    <style:style style:name="P60" style:family="paragraph" style:parent-style-name="Standard" style:list-style-name="L4">
      <style:paragraph-properties fo:text-align="start" style:justify-single-word="false"/>
      <style:text-properties style:font-name="Liberation Serif" fo:font-style="italic" fo:font-weight="bold" officeooo:rsid="004ef228" officeooo:paragraph-rsid="005853ef" style:font-style-asian="italic" style:font-weight-asian="bold" style:font-style-complex="italic" style:font-weight-complex="bold"/>
    </style:style>
    <style:style style:name="P61" style:family="paragraph" style:parent-style-name="Standard" style:list-style-name="L4">
      <style:paragraph-properties fo:text-align="start" style:justify-single-word="false"/>
      <style:text-properties style:font-name="Liberation Serif" fo:font-style="italic" fo:font-weight="bold" officeooo:rsid="00537260" officeooo:paragraph-rsid="00537260" style:font-style-asian="italic" style:font-weight-asian="bold" style:font-style-complex="italic" style:font-weight-complex="bold"/>
    </style:style>
    <style:style style:name="P62" style:family="paragraph" style:parent-style-name="Standard" style:list-style-name="L4">
      <style:paragraph-properties fo:text-align="start" style:justify-single-word="false"/>
      <style:text-properties style:font-name="Liberation Serif" fo:font-style="italic" fo:font-weight="bold" officeooo:rsid="00537260" officeooo:paragraph-rsid="005853ef" style:font-style-asian="italic" style:font-weight-asian="bold" style:font-style-complex="italic" style:font-weight-complex="bold"/>
    </style:style>
    <style:style style:name="P63" style:family="paragraph">
      <style:paragraph-properties fo:text-align="center"/>
    </style:style>
    <style:style style:name="P64" style:family="paragraph">
      <loext:graphic-properties draw:fill-color="#eeeeee"/>
      <style:paragraph-properties fo:text-align="center"/>
    </style:style>
    <style:style style:name="P65" style:family="paragraph">
      <style:paragraph-properties fo:text-align="center"/>
      <style:text-properties fo:font-size="12pt"/>
    </style:style>
    <style:style style:name="P66" style:family="paragraph">
      <loext:graphic-properties draw:fill-color="#eeeeee"/>
      <style:paragraph-properties fo:text-align="center"/>
      <style:text-properties fo:font-size="12pt"/>
    </style:style>
    <style:style style:name="P67" style:family="paragraph">
      <style:text-properties fo:color="#800000"/>
    </style:style>
    <style:style style:name="P68" style:family="paragraph">
      <loext:graphic-properties draw:fill-color="#eeeeee"/>
      <style:text-properties fo:color="#800000"/>
    </style:style>
    <style:style style:name="P69" style:family="paragraph">
      <style:text-properties fo:color="#ff00cc" fo:font-weight="bold" style:font-weight-asian="bold" style:font-weight-complex="bold"/>
    </style:style>
    <style:style style:name="P70" style:family="paragraph">
      <loext:graphic-properties draw:fill="none" draw:fill-color="#ffffff"/>
      <style:text-properties fo:color="#ff00cc"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323232" style:font-name="Liberation Serif" fo:font-size="12pt" fo:letter-spacing="normal" fo:font-style="italic" fo:font-weight="normal" officeooo:rsid="0053bf6b" style:font-size-asian="12pt" style:font-style-asian="italic" style:font-weight-asian="normal" style:font-size-complex="12pt" style:font-style-complex="italic" style:font-weight-complex="normal"/>
    </style:style>
    <style:style style:name="T3" style:family="text">
      <style:text-properties fo:font-variant="normal" fo:text-transform="none" fo:color="#323232"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323232" fo:font-size="12pt" fo:letter-spacing="normal" fo:font-style="normal" fo:font-weight="normal" officeooo:rsid="001aa0c5" style:font-size-asian="12pt" style:font-weight-asian="normal" style:font-size-complex="12pt" style:font-weight-complex="normal"/>
    </style:style>
    <style:style style:name="T5" style:family="text">
      <style:text-properties fo:font-variant="normal" fo:text-transform="none" fo:color="#323232" fo:font-size="12pt" fo:letter-spacing="normal" fo:font-style="normal" fo:font-weight="normal" officeooo:rsid="001c8d26" style:font-size-asian="12pt" style:font-weight-asian="normal" style:font-size-complex="12pt" style:font-weight-complex="normal"/>
    </style:style>
    <style:style style:name="T6" style:family="text">
      <style:text-properties fo:font-variant="normal" fo:text-transform="none" fo:color="#323232" fo:font-size="12pt" fo:letter-spacing="normal" fo:font-style="normal" fo:font-weight="normal" officeooo:rsid="001dea2f" style:font-size-asian="12pt" style:font-weight-asian="normal" style:font-size-complex="12pt" style:font-weight-complex="normal"/>
    </style:style>
    <style:style style:name="T7" style:family="text">
      <style:text-properties fo:font-variant="normal" fo:text-transform="none" fo:color="#323232" fo:font-size="12pt" fo:letter-spacing="normal" fo:font-style="normal" fo:font-weight="normal" officeooo:rsid="004a5c5e" style:font-size-asian="12pt" style:font-weight-asian="normal" style:font-size-complex="12pt" style:font-weight-complex="normal"/>
    </style:style>
    <style:style style:name="T8" style:family="text">
      <style:text-properties fo:font-variant="normal" fo:text-transform="none" fo:color="#323232" fo:font-size="12pt" fo:letter-spacing="normal" fo:font-style="normal" fo:font-weight="normal" officeooo:rsid="004b75ba" style:font-size-asian="12pt" style:font-weight-asian="normal" style:font-size-complex="12pt" style:font-weight-complex="normal"/>
    </style:style>
    <style:style style:name="T9" style:family="text">
      <style:text-properties fo:font-variant="normal" fo:text-transform="none" fo:color="#323232" fo:font-size="12pt" fo:letter-spacing="normal" fo:font-style="normal" officeooo:rsid="001c8d26" style:font-size-asian="12pt" style:font-weight-asian="bold" style:font-size-complex="12pt" style:font-weight-complex="bold"/>
    </style:style>
    <style:style style:name="T10" style:family="text">
      <style:text-properties fo:font-variant="normal" fo:text-transform="none" fo:color="#323232" fo:font-size="12pt" fo:letter-spacing="normal" fo:font-style="normal" style:font-size-asian="12pt" style:font-size-complex="12pt"/>
    </style:style>
    <style:style style:name="T11" style:family="text">
      <style:text-properties fo:font-variant="normal" fo:text-transform="none" fo:color="#323232" fo:font-size="12pt" fo:letter-spacing="normal" fo:font-style="normal" officeooo:rsid="001dea2f" style:font-size-asian="12pt" style:font-size-complex="12pt"/>
    </style:style>
    <style:style style:name="T12" style:family="text">
      <style:text-properties fo:font-variant="normal" fo:text-transform="none" fo:color="#323232" fo:font-size="12pt" fo:letter-spacing="normal" fo:font-style="normal" officeooo:rsid="001fd8df" style:font-size-asian="12pt" style:font-size-complex="12pt"/>
    </style:style>
    <style:style style:name="T13" style:family="text">
      <style:text-properties fo:font-variant="normal" fo:text-transform="none" fo:color="#323232" fo:font-size="12pt" fo:letter-spacing="normal" fo:font-style="normal" officeooo:rsid="0020de9c" style:font-size-asian="12pt" style:font-size-complex="12pt"/>
    </style:style>
    <style:style style:name="T14" style:family="text">
      <style:text-properties fo:font-variant="normal" fo:text-transform="none" fo:color="#323232" fo:font-size="12pt" fo:letter-spacing="normal" fo:font-style="normal" officeooo:rsid="00217aa2" style:font-size-asian="12pt" style:font-size-complex="12pt"/>
    </style:style>
    <style:style style:name="T15" style:family="text">
      <style:text-properties fo:font-variant="normal" fo:text-transform="none" fo:color="#323232" fo:font-size="12pt" fo:letter-spacing="normal" fo:font-style="normal" officeooo:rsid="00233514" style:font-size-asian="12pt" style:font-size-complex="12pt"/>
    </style:style>
    <style:style style:name="T16" style:family="text">
      <style:text-properties fo:font-variant="normal" fo:text-transform="none" fo:color="#323232" fo:font-size="12pt" fo:letter-spacing="normal" fo:font-style="normal" officeooo:rsid="0024e89a" style:font-size-asian="12pt" style:font-size-complex="12pt"/>
    </style:style>
    <style:style style:name="T17" style:family="text">
      <style:text-properties fo:font-variant="normal" fo:text-transform="none" fo:color="#323232" fo:font-size="12pt" fo:letter-spacing="normal" fo:font-style="normal" officeooo:rsid="0026a694" style:font-size-asian="12pt" style:font-size-complex="12pt"/>
    </style:style>
    <style:style style:name="T18" style:family="text">
      <style:text-properties fo:font-variant="normal" fo:text-transform="none" fo:color="#323232" fo:font-size="12pt" fo:letter-spacing="normal" fo:font-style="normal" officeooo:rsid="0027b055" style:font-size-asian="12pt" style:font-size-complex="12pt"/>
    </style:style>
    <style:style style:name="T19" style:family="text">
      <style:text-properties fo:font-variant="normal" fo:text-transform="none" fo:color="#323232" fo:font-size="12pt" fo:letter-spacing="normal" fo:font-style="normal" officeooo:rsid="002b1256" style:font-size-asian="12pt" style:font-size-complex="12pt"/>
    </style:style>
    <style:style style:name="T20" style:family="text">
      <style:text-properties fo:font-variant="normal" fo:text-transform="none" fo:color="#323232" fo:font-size="12pt" fo:letter-spacing="normal" fo:font-style="normal" officeooo:rsid="002c3c71" style:font-size-asian="12pt" style:font-size-complex="12pt"/>
    </style:style>
    <style:style style:name="T21" style:family="text">
      <style:text-properties fo:font-variant="normal" fo:text-transform="none" fo:color="#323232" fo:font-size="12pt" fo:letter-spacing="normal" fo:font-style="normal" officeooo:rsid="003d3b40" style:font-size-asian="12pt" style:font-size-complex="12pt"/>
    </style:style>
    <style:style style:name="T22" style:family="text">
      <style:text-properties fo:font-variant="normal" fo:text-transform="none" fo:color="#323232" fo:font-size="12pt" fo:letter-spacing="normal" fo:font-style="normal" officeooo:rsid="003f358b" style:font-size-asian="12pt" style:font-size-complex="12pt"/>
    </style:style>
    <style:style style:name="T23" style:family="text">
      <style:text-properties fo:font-variant="normal" fo:text-transform="none" fo:color="#323232" fo:font-size="12pt" fo:letter-spacing="normal" fo:font-style="normal" officeooo:rsid="004108cf" style:font-size-asian="12pt" style:font-size-complex="12pt"/>
    </style:style>
    <style:style style:name="T24" style:family="text">
      <style:text-properties fo:font-variant="normal" fo:text-transform="none" fo:color="#323232" fo:font-size="12pt" fo:letter-spacing="normal" fo:font-style="normal" officeooo:rsid="00443868" style:font-size-asian="12pt" style:font-size-complex="12pt"/>
    </style:style>
    <style:style style:name="T25" style:family="text">
      <style:text-properties fo:font-variant="normal" fo:text-transform="none" fo:color="#323232" fo:font-size="12pt" fo:letter-spacing="normal" fo:font-style="normal" officeooo:rsid="004716bb" style:font-size-asian="12pt" style:font-size-complex="12pt"/>
    </style:style>
    <style:style style:name="T26" style:family="text">
      <style:text-properties fo:font-variant="normal" fo:text-transform="none" fo:color="#323232" fo:font-size="12pt" fo:letter-spacing="normal" fo:font-style="normal" officeooo:rsid="00494aec" style:font-size-asian="12pt" style:font-size-complex="12pt"/>
    </style:style>
    <style:style style:name="T27" style:family="text">
      <style:text-properties fo:font-variant="normal" fo:text-transform="none" fo:color="#323232" fo:font-size="12pt" fo:letter-spacing="normal" fo:font-style="normal" officeooo:rsid="005853ef" style:font-size-asian="12pt" style:font-size-complex="12pt"/>
    </style:style>
    <style:style style:name="T28" style:family="text">
      <style:text-properties fo:font-variant="normal" fo:text-transform="none" fo:color="#323232" fo:font-size="12pt" fo:letter-spacing="normal" fo:font-style="normal" fo:font-weight="bold" officeooo:rsid="001c8d26" style:font-size-asian="12pt" style:font-weight-asian="bold" style:font-size-complex="12pt" style:font-weight-complex="bold"/>
    </style:style>
    <style:style style:name="T29" style:family="text">
      <style:text-properties fo:font-variant="normal" fo:text-transform="none" fo:color="#323232" fo:font-size="12pt" fo:letter-spacing="normal" style:font-size-asian="12pt" style:font-size-complex="12pt"/>
    </style:style>
    <style:style style:name="T30" style:family="text">
      <style:text-properties fo:font-variant="normal" fo:text-transform="none" fo:color="#323232" fo:font-size="12pt" fo:letter-spacing="normal" officeooo:rsid="0042d683" style:font-size-asian="12pt" style:font-size-complex="12pt"/>
    </style:style>
    <style:style style:name="T31" style:family="text">
      <style:text-properties fo:font-variant="normal" fo:text-transform="none" fo:color="#323232" fo:font-size="12pt" fo:letter-spacing="normal" officeooo:rsid="00443868" style:font-size-asian="12pt" style:font-size-complex="12pt"/>
    </style:style>
    <style:style style:name="T32" style:family="text">
      <style:text-properties fo:font-variant="normal" fo:text-transform="none" fo:color="#323232" fo:font-size="12pt" fo:letter-spacing="normal" officeooo:rsid="004cd63a" style:font-size-asian="12pt" style:font-size-complex="12pt"/>
    </style:style>
    <style:style style:name="T33" style:family="text">
      <style:text-properties fo:font-variant="normal" fo:text-transform="none" fo:color="#323232" fo:font-size="12pt" fo:letter-spacing="normal" officeooo:rsid="004e08c8" style:font-size-asian="12pt" style:font-size-complex="12pt"/>
    </style:style>
    <style:style style:name="T34" style:family="text">
      <style:text-properties fo:font-variant="normal" fo:text-transform="none" fo:color="#323232" fo:font-size="12pt" fo:letter-spacing="normal" officeooo:rsid="004ef228" style:font-size-asian="12pt" style:font-size-complex="12pt"/>
    </style:style>
    <style:style style:name="T35" style:family="text">
      <style:text-properties fo:font-variant="normal" fo:text-transform="none" fo:color="#323232" fo:font-size="12pt" fo:letter-spacing="normal" officeooo:rsid="00522061" style:font-size-asian="12pt" style:font-size-complex="12pt"/>
    </style:style>
    <style:style style:name="T36" style:family="text">
      <style:text-properties fo:font-variant="normal" fo:text-transform="none" fo:color="#323232" fo:font-size="12pt" fo:letter-spacing="normal" officeooo:rsid="005853ef" style:font-size-asian="12pt" style:font-size-complex="12pt"/>
    </style:style>
    <style:style style:name="T37" style:family="text">
      <style:text-properties fo:font-variant="normal" fo:text-transform="none" fo:color="#323232" fo:font-size="12pt" fo:letter-spacing="normal" officeooo:rsid="005a32d8" style:font-size-asian="12pt" style:font-size-complex="12pt"/>
    </style:style>
    <style:style style:name="T38" style:family="text">
      <style:text-properties fo:font-variant="normal" fo:text-transform="none" fo:color="#323232" fo:font-size="12pt" fo:letter-spacing="normal" officeooo:rsid="005a7c01" style:font-size-asian="12pt" style:font-size-complex="12pt"/>
    </style:style>
    <style:style style:name="T39" style:family="text">
      <style:text-properties fo:font-variant="normal" fo:text-transform="none" fo:color="#323232" fo:font-size="12pt" fo:letter-spacing="normal" fo:font-weight="bold" style:font-size-asian="12pt" style:font-weight-asian="bold" style:font-size-complex="12pt" style:font-weight-complex="bold"/>
    </style:style>
    <style:style style:name="T40" style:family="text">
      <style:text-properties fo:font-variant="normal" fo:text-transform="none" fo:color="#323232" fo:font-size="12pt" fo:letter-spacing="normal" fo:font-weight="bold" officeooo:rsid="004e08c8" style:font-size-asian="12pt" style:font-weight-asian="bold" style:font-size-complex="12pt" style:font-weight-complex="bold"/>
    </style:style>
    <style:style style:name="T41" style:family="text">
      <style:text-properties fo:font-variant="normal" fo:text-transform="none" fo:color="#323232" fo:font-size="12pt" fo:letter-spacing="normal" fo:font-weight="bold" officeooo:rsid="005a32d8" style:font-size-asian="12pt" style:font-weight-asian="bold" style:font-size-complex="12pt" style:font-weight-complex="bold"/>
    </style:style>
    <style:style style:name="T42" style:family="text">
      <style:text-properties fo:font-variant="normal" fo:text-transform="none" fo:color="#323232" fo:font-size="12pt" fo:letter-spacing="normal" fo:font-style="italic" style:font-size-asian="12pt" style:font-style-asian="italic" style:font-size-complex="12pt" style:font-style-complex="italic"/>
    </style:style>
    <style:style style:name="T43" style:family="text">
      <style:text-properties fo:font-weight="normal" style:font-weight-asian="normal" style:font-weight-complex="normal"/>
    </style:style>
    <style:style style:name="T44" style:family="text">
      <style:text-properties fo:font-weight="normal" officeooo:rsid="001dea2f" style:font-weight-asian="normal" style:font-weight-complex="normal"/>
    </style:style>
    <style:style style:name="T45" style:family="text">
      <style:text-properties fo:font-weight="normal" officeooo:rsid="001aa0c5" style:font-weight-asian="normal" style:font-weight-complex="normal"/>
    </style:style>
    <style:style style:name="T46" style:family="text">
      <style:text-properties fo:font-size="12pt" fo:font-weight="normal" officeooo:rsid="001aa0c5" style:font-size-asian="12pt" style:font-weight-asian="normal" style:font-size-complex="12pt" style:font-weight-complex="normal"/>
    </style:style>
    <style:style style:name="T47" style:family="text">
      <style:text-properties officeooo:rsid="001aa0c5" style:font-weight-asian="bold" style:font-weight-complex="bold"/>
    </style:style>
    <style:style style:name="T48" style:family="text">
      <style:text-properties fo:font-style="italic" fo:font-weight="normal" officeooo:rsid="0042d683" style:font-style-asian="italic" style:font-weight-asian="normal" style:font-style-complex="italic" style:font-weight-complex="normal"/>
    </style:style>
    <style:style style:name="T49" style:family="text">
      <style:text-properties fo:font-size="12pt"/>
    </style:style>
    <style:style style:name="T50" style:family="text">
      <style:text-properties fo:color="#800000"/>
    </style:style>
    <style:style style:name="T51" style:family="text">
      <style:text-properties fo:color="#ff00cc"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2437in" fo:min-width="0.2437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Ultrafine_20_Dashed" draw:fill-color="#eeeeee" draw:textarea-horizontal-align="justify" draw:textarea-vertical-align="middle" draw:auto-grow-height="false" fo:min-height="0.2189in" fo:min-width="1.2189in" style:run-through="foreground" style:wrap="run-through" style:number-wrapped-paragraphs="no-limit" style:vertical-pos="from-top" style:vertical-rel="paragraph" style:horizontal-pos="from-left" style:horizontal-rel="paragraph"/>
    </style:style>
    <style:style style:name="gr4" style:family="graphic">
      <style:graphic-properties draw:marker-start=""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fill-color="#eeeeee" draw:textarea-horizontal-align="justify" draw:textarea-vertical-align="middle" draw:auto-grow-height="false" fo:min-height="0.3543in" fo:min-width="1.2189in" style:run-through="foreground" style:wrap="run-through" style:number-wrapped-paragraphs="no-limit" style:vertical-pos="from-top" style:vertical-rel="paragraph" style:horizontal-pos="from-left" style:horizontal-rel="paragraph"/>
    </style:style>
    <style:style style:name="gr6" style:family="graphic">
      <style:graphic-properties draw:fill-color="#eeeeee" draw:textarea-horizontal-align="justify" draw:textarea-vertical-align="middle" draw:auto-grow-height="false" fo:min-height="0.5835in" fo:min-width="2.698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2445in" fo:min-width="0.2445in" style:run-through="foreground" style:wrap="run-through" style:number-wrapped-paragraphs="no-limit" style:vertical-pos="from-top" style:vertical-rel="paragraph" style:horizontal-pos="from-left" style:horizontal-rel="paragraph"/>
    </style:style>
    <style:style style:name="gr8" style:family="graphic">
      <style:graphic-properties draw:stroke="dash" draw:stroke-dash="Ultrafine_20_Dashed" draw:fill-color="#eeeeee" draw:textarea-horizontal-align="justify" draw:textarea-vertical-align="middle" draw:auto-grow-height="false" fo:min-height="0.3083in" fo:min-width="1.2193in" style:run-through="foreground" style:wrap="run-through" style:number-wrapped-paragraphs="no-limit" style:vertical-pos="from-top" style:vertical-rel="paragraph" style:horizontal-pos="from-left" style:horizontal-rel="paragraph"/>
    </style:style>
    <style:style style:name="gr9" style:family="graphic">
      <style:graphic-properties draw:stroke="dash" draw:stroke-dash="Dashed_20__28_var_29__20_4" draw:fill-color="#eeeeee" draw:textarea-horizontal-align="justify" draw:textarea-vertical-align="middle" draw:auto-grow-height="false" fo:min-height="0.3083in" fo:min-width="1.2193in" style:run-through="foreground" style:wrap="run-through" style:number-wrapped-paragraphs="no-limit" style:vertical-pos="from-top" style:vertical-rel="paragraph" style:horizontal-pos="from-left" style:horizontal-rel="paragraph"/>
    </style:style>
    <style:style style:name="gr10" style:family="graphic">
      <style:graphic-properties draw:fill-color="#eeeeee" draw:textarea-horizontal-align="justify" draw:textarea-vertical-align="middle" draw:auto-grow-height="false" fo:min-height="0.2437in" fo:min-width="0.2654in" style:run-through="foreground" style:wrap="run-through" style:number-wrapped-paragraphs="no-limit" style:vertical-pos="from-top" style:vertical-rel="paragraph" style:horizontal-pos="from-left" style:horizontal-rel="paragraph"/>
    </style:style>
    <style:style style:name="gr11" style:family="graphic">
      <style:graphic-properties draw:fill-color="#eeeeee" draw:textarea-horizontal-align="justify" draw:textarea-vertical-align="middle" draw:auto-grow-height="false" fo:min-height="0.4201in" fo:min-width="1.7835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18410174200176193" text:style-name="L4">
        <text:list-item>
          <text:p text:style-name="P4">Introduction</text:p>
          <text:list>
            <text:list-item>
              <text:p text:style-name="P5">Purpose</text:p>
              <text:p text:style-name="P5"><text:span text:style-name="T44">T</text:span><text:span text:style-name="T43">he main purpose of this document is to present a brief description of the sanatorium information system that is to be utilized at the Egerton university. It will vividly explain the key features of the system, the interfaces of the system, what the system is intended to do, the conditions or constraints under which it must operate and how the system will react to the external stimuli and or factors. The document is intended for both the stakeholders and the developer(s).</text:span></text:p>
            </text:list-item>
            <text:list-item>
              <text:p text:style-name="P12"><text:span text:style-name="T47">Document conventions</text:span></text:p>
              <text:p text:style-name="P12"><text:span text:style-name="T45">The document is written as per the guidelines provided by the</text:span><text:span text:style-name="T46"> </text:span><text:span text:style-name="T3">IEEE standard 830, </text:span><text:span text:style-name="T4">which specifies and outlines the recommended and acceptable contents that an SRS document should have. </text:span><text:span text:style-name="T5">The document uses bold and italic highlights to stress a feature or a requirement that has a special significance. Finally every requirement detailed here is to have its own priority. </text:span></text:p>
            </text:list-item>
            <text:list-item>
              <text:p text:style-name="P12"><text:span text:style-name="T9">Intended audience</text:span></text:p>
              <text:p text:style-name="P12"><text:span text:style-name="T5">The document is intended for the developers of the system, the project coordinator and the project supervisor. It is solely meant for the completion of the computer science course work.</text:span></text:p>
            </text:list-item>
            <text:list-item>
              <text:p text:style-name="P13"><text:span text:style-name="T28">Reading suggestions </text:span></text:p>
              <text:p text:style-name="P13"><text:span text:style-name="T5">This document is arranged </text:span><text:span text:style-name="T6">such that it follows the recommended outline of an SRS document. It starts from the introduction, the overall description, the system features,external interface requirements, other non-functional requirements,preliminary object oriented domain analysis, preliminary budget schedule,other requirements and appendixes. The s</text:span><text:span text:style-name="T11">uggested <text:s/>sequence for reading the document is - beginning with the overview sections and proceeding through the sections that are most pertinent to each reader type.</text:span></text:p>
            </text:list-item>
            <text:list-item>
              <text:p text:style-name="P7"><text:span text:style-name="T10">Project scope</text:span></text:p>
              <text:p text:style-name="P14"><text:span text:style-name="T10">This system is an hospital management system that is to be utilized at the local </text:span><text:span text:style-name="T12">university</text:span><text:span text:style-name="T10"> setup. It mainly bound to handle student-patient records from the point of reception to treatment and release. </text:span><text:span text:style-name="T12">The system will be designed to ensure that the maximum optimization of the records storage and access is achieved with ease. This in-turn will ensure that services delivered based on the records and staff performances are hastened further. The system is to be developed such that each section of the health department can easily link with the other without any intermediary- that is to say, when a patient is at the reception, the reception doesn’t have to walk with the file containing the patient records to the doctor for </text:span><text:span text:style-name="T13">consultation.</text:span><text:span text:style-name="T12"> The doctor will automatically see the record once the receptionist has </text:span><text:span text:style-name="T13">forwarded</text:span><text:span text:style-name="T12"> it through the system. This system will help reduce the </text:span><text:span text:style-name="T13">queues</text:span><text:span text:style-name="T12"> and stre</text:span><text:span text:style-name="T13">s</text:span><text:span text:style-name="T12">s when there rush times in the hospital , </text:span><text:span text:style-name="T13">when there a number of clients in attendance. Consequently when the doctor whats a test to be done to the patient, he just forwarded the test to the lab , once the test is done, the physician then submits the test result alongside the recommendations and comment. The doctor can the view the results and point suspected illnesses that the patient <text:s/>might be suffering from. If the conditions projected by the patient does not require close attention, the doctor can describe the medications and then send to the pharmacy. The </text:span><text:span text:style-name="T14">chemist will automatically see the stated medications, give them to the patient and confirm the prescription. The patient will the be let to leave the premises. If the patient conditions needs close monitoring , the system allows the doctor to perform the admission and then a latter follow up, including the release or discharge from the hospital. </text:span><text:span text:style-name="T15">However there some cases where the patients BMI is required for further medication purposes, there is a section called triage section where these measurements are done. Once the patient is sent to the triage, the physician at the triage room will undertake the measurements and then forward them to the doctor.</text:span><text:span text:style-name="T14"> </text:span><text:span text:style-name="T15">In this System only the student -patient records will be </text:span><text:soft-page-break/><text:span text:style-name="T15">handled. That is the specific scope of the system and also the system will not track the patient medications at the ward levels. Finally the system does not handle the monitory transactions involved in the patient treatments.</text:span></text:p>
              <text:p text:style-name="P14"><text:span text:style-name="T15"/></text:p>
              <text:p text:style-name="P14"><text:span text:style-name="T16">The benefits that accompanies this system is that it automates almost all the documentations or paperwork processing activities involved. It will reduce the number of errors always involved during the patient record storage, retrieval and update.</text:span><text:span text:style-name="T15"> </text:span><text:span text:style-name="T16">Take an instance where the doctor has to maneuver through a pile of files looking for the previous patient medication files, it takes a time and resources. The system is designed such that once the consultation process is initiated , all the patient records are dispensed to the doctor for better decision making. </text:span><text:span text:style-name="T17">Also at the reception, the patient nurse, doesn't have to go through a pile of files just to find the student record to confirm his/her identity. The nurse will only compare the student id with the schools records to confirm the identity and then forward the records to the hospital database for storage or upd</text:span><text:span text:style-name="T18">a</text:span><text:span text:style-name="T17">te.</text:span></text:p>
            </text:list-item>
          </text:list>
        </text:list-item>
      </text:list>
      <text:p text:style-name="P8"><text:span text:style-name="T17"/></text:p>
      <text:list xml:id="list183707401498462" text:continue-numbering="true" text:style-name="L4">
        <text:list-item>
          <text:p text:style-name="P9"><text:span text:style-name="T17">O</text:span><text:span text:style-name="T10">verall Description</text:span></text:p>
          <text:list>
            <text:list-item>
              <text:p text:style-name="P10"><text:span text:style-name="T10">Product perspective</text:span></text:p>
              <text:p text:style-name="P15"><text:span text:style-name="T10">The <text:s/>system is entirely a new system that is meant to streamline the operations of the sanatorium of the university. The system has five actors who actively interact with the system. The nurse at the reception (called receptionist in this context), the nurse at the triage( called the triage physician), the doctor, the physician (called the lab physician) and the chemist (at the pharmacy section).</text:span></text:p>
              <text:p text:style-name="P15"><text:span text:style-name="T10"/></text:p>
              <text:p text:style-name="P16"><text:span text:style-name="T10">The receptionist receives student - patients at that wish to be attended to, checks their identity and forward the records to the doctor. </text:span></text:p>
              <text:p text:style-name="P16"><text:span text:style-name="T10"/></text:p>
              <text:p text:style-name="P16"><text:span text:style-name="T10">The doctor initiates the consultation process, and once the </text:span><text:span text:style-name="T19">consultation</text:span><text:span text:style-name="T10"> process is initiated, all the previous medical records of the patient are shown to the doctor – information such as, number of previous visits, the previous lab test results if any, </text:span><text:span text:style-name="T19">previous</text:span><text:span text:style-name="T10"> medications if any, the </text:span><text:span text:style-name="T19">previous</text:span><text:span text:style-name="T10"> admissions if any. The doctor can then send the test to be done to the lab and then later retrieve the results of the test, once the result has b</text:span><text:span text:style-name="T19">e</text:span><text:span text:style-name="T10">en received, the doctor can then </text:span><text:span text:style-name="T19">point out the suspected illnesses that the patient is suffering from, state the relevant medications and send the medications to the pharmacy. If the patient requires close monitoring the, the doctor has the option to admit. <text:s/>After the treatment process is complete the is recommended to end the consultation process of that patient. And the open the next consultation session.</text:span></text:p>
              <text:p text:style-name="P16"><text:span text:style-name="T19"/></text:p>
              <text:p text:style-name="P16"><text:span text:style-name="T19">At the lab, the physician performs the test and the submit the result, he/she is allowed to update the test result before releasing the patient, if there were incorrect insertions during the report submitting. Once the patient has been release back to the doctor, no editions are recommend.</text:span></text:p>
              <text:p text:style-name="P16"><text:span text:style-name="T19"/></text:p>
              <text:p text:style-name="P16"><text:span text:style-name="T19">The triage nurse or physician is mandated to perform the measurements such as the weight, height, blood pressure, and the BMI of the patient and submit them to the doctor. The nurse is only allowed to alter the measurements before releasing <text:s/>the patient.</text:span></text:p>
              <text:p text:style-name="P16"/>
              <text:p text:style-name="P16"><text:span text:style-name="T19"/></text:p>
              <text:p text:style-name="P17"><text:span text:style-name="T10">The chemist is allowed to give the medications stated <text:s/>by the doctor and and then release the patient.</text:span></text:p>
              <text:p text:style-name="P17"><text:span text:style-name="T20">The figure 1 below provides the overall working environment of the system.</text:span></text:p>
            </text:list-item>
          </text:list>
        </text:list-item>
      </text:list>
      <text:p text:style-name="P20"><text:span text:style-name="T20"/></text:p>
      <text:p text:style-name="P20"><text:span text:style-name="T20"/></text:p>
      <text:list xml:id="list183706703121441" text:continue-numbering="true" text:style-name="L4">
        <text:list-item>
          <text:list>
            <text:list-header>
              <text:p text:style-name="P19"><draw:custom-shape text:anchor-type="paragraph" draw:z-index="0" draw:name="Shape1" draw:style-name="gr1" draw:text-style-name="P63" svg:width="0.3441in" svg:height="0.3441in" svg:x="3.4346in" svg:y="0.172i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span text:style-name="T10"> </text:span></text:p>
              <text:p text:style-name="P7"><text:span text:style-name="T10"/></text:p>
            </text:list-header>
          </text:list>
        </text:list-item>
      </text:list>
      <text:p text:style-name="P11"><draw:line text:anchor-type="paragraph" draw:z-index="1" draw:name="Shape2" draw:style-name="gr2" draw:text-style-name="P63" svg:x1="3.622in" svg:y1="0.1327in" svg:x2="3.622in" svg:y2="0.5909in"><text:p/></draw:line><text:span text:style-name="T11"/></text:p>
      <text:p text:style-name="P6"><draw:line text:anchor-type="paragraph" draw:z-index="2" draw:name="Shape2" draw:style-name="gr2" draw:text-style-name="P63" svg:x1="3.4972in" svg:y1="0.0866in" svg:x2="3.8118in" svg:y2="0.0866in"><text:p/></draw:line><draw:line text:anchor-type="paragraph" draw:z-index="3" draw:name="Shape2" draw:style-name="gr2" draw:text-style-name="P63" svg:x1="3.6346in" svg:y1="0.3992in" svg:x2="3.3618in" svg:y2="0.5972in"><text:p/></draw:line><draw:line text:anchor-type="paragraph" draw:z-index="4" draw:name="Shape2" draw:style-name="gr2" draw:text-style-name="P63" svg:x1="3.622in" svg:y1="0.3992in" svg:x2="4.0283in" svg:y2="0.5972in"><text:p/></draw:line><draw:custom-shape text:anchor-type="paragraph" draw:z-index="5" draw:name="Shape3" draw:style-name="gr3" draw:text-style-name="P64" svg:width="1.2189in" svg:height="0.2189in" svg:x="3.1118in" svg:y="0.6181in"><text:p text:style-name="P63">Reception</text:p><draw:enhanced-geometry svg:viewBox="0 0 21600 21600" draw:type="rectangle" draw:enhanced-path="M 0 0 L 21600 0 21600 21600 0 21600 0 0 Z N"/></draw:custom-shape><draw:custom-shape text:anchor-type="paragraph" draw:z-index="7" draw:name="Shape3" draw:style-name="gr5" draw:text-style-name="P64" svg:width="1.2189in" svg:height="0.3543in" svg:x="3.1118in" svg:y="1.5346in"><text:p text:style-name="P63">Student School </text:p><text:p text:style-name="P63">Records</text:p><draw:enhanced-geometry svg:viewBox="0 0 21600 21600" draw:type="rectangle" draw:enhanced-path="M 0 0 L 21600 0 21600 21600 0 21600 0 0 Z N"/></draw:custom-shape><draw:line text:anchor-type="paragraph" draw:z-index="6" draw:name="Shape2" draw:style-name="gr4" draw:text-style-name="P64" svg:x1="3.7366in" svg:y1="0.8366in" svg:x2="3.7366in" svg:y2="1.524in"><text:p/></draw:line><draw:line text:anchor-type="paragraph" draw:z-index="8" draw:name="Shape2" draw:style-name="gr4" draw:text-style-name="P64" svg:x1="3.7366in" svg:y1="0.8366in" svg:x2="3.7366in" svg:y2="1.524in"><text:p/></draw:line><draw:line text:anchor-type="paragraph" draw:z-index="9" draw:name="Shape2" draw:style-name="gr4" draw:text-style-name="P64" svg:x1="3.7366in" svg:y1="1.139in" svg:x2="5.1531in" svg:y2="1.139in"><text:p/></draw:line><draw:line text:anchor-type="paragraph" draw:z-index="10" draw:name="Shape2" draw:style-name="gr4" draw:text-style-name="P64" svg:x1="5.1535in" svg:y1="1.139in" svg:x2="5.1535in" svg:y2="2.4827in"><text:p/></draw:line><draw:line text:anchor-type="paragraph" draw:z-index="11" draw:name="Shape2" draw:style-name="gr4" draw:text-style-name="P64" svg:x1="5.1535in" svg:y1="2.4827in" svg:x2="5.0181in" svg:y2="2.4827in"><text:p/></draw:line><draw:custom-shape text:anchor-type="paragraph" draw:z-index="12" draw:name="Shape3" draw:style-name="gr6" draw:text-style-name="P64" svg:width="2.698in" svg:height="0.5835in" svg:x="2.3307in" svg:y="2.222in"><text:p text:style-name="P63">Hospital</text:p><text:p text:style-name="P63">Records</text:p><draw:enhanced-geometry svg:viewBox="0 0 21600 21600" draw:type="rectangle" draw:enhanced-path="M 0 0 L 21600 0 21600 21600 0 21600 0 0 Z N"/></draw:custom-shape><draw:line text:anchor-type="paragraph" draw:z-index="13" draw:name="Shape2" draw:style-name="gr4" draw:text-style-name="P64" svg:x1="4.3098in" svg:y1="3.972in" svg:x2="4.687in" svg:y2="3.972in"><text:p/></draw:line><draw:custom-shape text:anchor-type="paragraph" draw:z-index="14" draw:name="Shape1" draw:style-name="gr1" draw:text-style-name="P63" svg:width="0.3441in" svg:height="0.3441in" svg:x="5.2681in" svg:y="2.842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 draw:name="Shape2" draw:style-name="gr2" draw:text-style-name="P63" svg:x1="5.4346in" svg:y1="3.1866in" svg:x2="5.4346in" svg:y2="3.6449in"><text:p/></draw:line><draw:line text:anchor-type="paragraph" draw:z-index="16" draw:name="Shape2" draw:style-name="gr2" draw:text-style-name="P63" svg:x1="5.4346in" svg:y1="3.6453in" svg:x2="5.1618in" svg:y2="3.8433in"><text:p/></draw:line><draw:custom-shape text:anchor-type="paragraph" draw:z-index="17" draw:name="Shape3" draw:style-name="gr3" draw:text-style-name="P64" svg:width="1.2189in" svg:height="0.2189in" svg:x="4.6866in" svg:y="3.8409in"><text:p text:style-name="P63">Triage</text:p><draw:enhanced-geometry svg:viewBox="0 0 21600 21600" draw:mirror-horizontal="false" draw:mirror-vertical="false" draw:type="rectangle" draw:enhanced-path="M 0 0 L 21600 0 21600 21600 0 21600 0 0 Z N"/></draw:custom-shape><draw:line text:anchor-type="paragraph" draw:z-index="18" draw:name="Shape2" draw:style-name="gr4" draw:text-style-name="P64" svg:x1="3.6327in" svg:y1="2.8055in" svg:x2="3.6327in" svg:y2="3.972in"><text:p/></draw:line><draw:line text:anchor-type="paragraph" draw:z-index="19" draw:name="Shape2" draw:style-name="gr4" draw:text-style-name="P64" svg:x1="4.3094in" svg:y1="3.972in" svg:x2="2.9138in" svg:y2="3.972in"><text:p/></draw:line><draw:line text:anchor-type="paragraph" draw:z-index="20" draw:name="Shape2" draw:style-name="gr2" draw:text-style-name="P63" svg:x1="5.622in" svg:y1="3.8409in" svg:x2="5.4346in" svg:y2="3.6453in"><text:p/></draw:line><draw:line text:anchor-type="paragraph" draw:z-index="21" draw:name="Shape2" draw:style-name="gr2" draw:text-style-name="P63" svg:x1="5.6327in" svg:y1="3.4409in" svg:x2="5.2161in" svg:y2="3.4409in"><text:p/></draw:line><draw:custom-shape text:anchor-type="paragraph" draw:z-index="22" draw:name="Shape1" draw:style-name="gr7" draw:text-style-name="P65" svg:width="0.3449in" svg:height="0.3449in" svg:x="4.0807in" svg:y="4.85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Shape2" draw:style-name="gr2" draw:text-style-name="P63" svg:x1="4.2472in" svg:y1="5.7744in" svg:x2="4.2472in" svg:y2="5.2043in"><text:p/></draw:line><draw:line text:anchor-type="paragraph" draw:z-index="24" draw:name="Shape2" draw:style-name="gr2" draw:text-style-name="P63" svg:x1="3.9244in" svg:y1="5.9409in" svg:x2="4.2472in" svg:y2="5.7744in"><text:p/></draw:line><draw:line text:anchor-type="paragraph" draw:z-index="25" draw:name="Shape2" draw:style-name="gr2" draw:text-style-name="P63" svg:x1="4.2472in" svg:y1="5.7744in" svg:x2="4.5807in" svg:y2="5.9618in"><text:p/></draw:line><draw:custom-shape text:anchor-type="paragraph" draw:z-index="26" draw:name="Shape3" draw:style-name="gr3" draw:text-style-name="P64" svg:width="1.2189in" svg:height="0.2189in" svg:x="3.7016in" svg:y="5.9327in"><text:p text:style-name="P63">Lab</text:p><draw:enhanced-geometry svg:viewBox="0 0 21600 21600" draw:mirror-horizontal="false" draw:mirror-vertical="false" draw:type="rectangle" draw:enhanced-path="M 0 0 L 21600 0 21600 21600 0 21600 0 0 Z N"/></draw:custom-shape><draw:line text:anchor-type="paragraph" draw:z-index="27" draw:name="Shape2" draw:style-name="gr4" draw:text-style-name="P64" svg:x1="2.9138in" svg:y1="6.0555in" svg:x2="3.7012in" svg:y2="6.0555in"><text:p/></draw:line><draw:line text:anchor-type="paragraph" draw:z-index="28" draw:name="Shape2" draw:style-name="gr4" draw:text-style-name="P64" svg:x1="2.9138in" svg:y1="3.972in" svg:x2="2.9138in" svg:y2="6.0555in"><text:p/></draw:line><draw:line text:anchor-type="paragraph" draw:z-index="29" draw:name="Shape2" draw:style-name="gr4" draw:text-style-name="P64" svg:x1="0.8811in" svg:y1="4.8783in" svg:x2="2.9138in" svg:y2="4.8783in"><text:p/></draw:line><draw:custom-shape text:anchor-type="paragraph" draw:z-index="30" draw:name="Shape1" draw:style-name="gr1" draw:text-style-name="P63" svg:width="0.3441in" svg:height="0.3441in" svg:x="0.1909in" svg:y="3.6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1" draw:name="Shape2" draw:style-name="gr4" draw:text-style-name="P64" svg:x1="0.3516in" svg:y1="4.0244in" svg:x2="0.3516in" svg:y2="4.4972in"><text:p/></draw:line><draw:line text:anchor-type="paragraph" draw:z-index="32" draw:name="Shape2" draw:style-name="gr4" draw:text-style-name="P64" svg:x1="0.6744in" svg:y1="4.7264in" svg:x2="0.3516in" svg:y2="4.4764in"><text:p/></draw:line><draw:line text:anchor-type="paragraph" draw:z-index="33" draw:name="Shape2" draw:style-name="gr4" draw:text-style-name="P64" svg:x1="0.3516in" svg:y1="4.4972in" svg:x2="-0.0028in" svg:y2="4.7264in"><text:p/></draw:line><draw:custom-shape text:anchor-type="paragraph" draw:z-index="34" draw:name="Shape3" draw:style-name="gr8" draw:text-style-name="P66" svg:width="1.2197in" svg:height="0.3087in" svg:x="-0.3382in" svg:y="4.7264in"><text:p text:style-name="P63"><text:span text:style-name="T49">Doctor</text:span></text:p><draw:enhanced-geometry svg:viewBox="0 0 21600 21600" draw:mirror-horizontal="false" draw:mirror-vertical="false" draw:type="rectangle" draw:enhanced-path="M 0 0 L 21600 0 21600 21600 0 21600 0 0 Z N"/></draw:custom-shape><draw:line text:anchor-type="paragraph" draw:z-index="35" draw:name="Shape2" draw:style-name="gr4" draw:text-style-name="P64" svg:x1="0.487in" svg:y1="4.1555in" svg:x2="0.1953in" svg:y2="4.1555in"><text:p/></draw:line><draw:line text:anchor-type="paragraph" draw:z-index="36" draw:name="Shape2" draw:style-name="gr4" draw:text-style-name="P64" svg:x1="4.372in" svg:y1="5.4827in" svg:x2="4.1118in" svg:y2="5.4827in"><text:p/></draw:line><draw:custom-shape text:anchor-type="paragraph" draw:z-index="37" draw:name="Shape1" draw:style-name="gr1" draw:text-style-name="P63" svg:width="0.3441in" svg:height="0.3441in" svg:x="0.1929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8" draw:name="Shape2" draw:style-name="gr4" draw:text-style-name="P64" svg:x1="0.3516in" svg:y1="1.7409in" svg:x2="0.0807in" svg:y2="2.0661in"><text:p/></draw:line><draw:line text:anchor-type="paragraph" draw:z-index="39" draw:name="Shape2" draw:style-name="gr4" draw:text-style-name="P64" svg:x1="0.3516in" svg:y1="1.2681in" svg:x2="0.3516in" svg:y2="1.7409in"><text:p/></draw:line><draw:line text:anchor-type="paragraph" draw:z-index="40" draw:name="Shape2" draw:style-name="gr4" draw:text-style-name="P64" svg:x1="0.6224in" svg:y1="2.0764in" svg:x2="0.3516in" svg:y2="1.739in"><text:p/></draw:line><draw:custom-shape text:anchor-type="paragraph" draw:z-index="41" draw:name="Shape3" draw:style-name="gr9" draw:text-style-name="P66" svg:width="1.2197in" svg:height="0.3087in" svg:x="-0.2756in" svg:y="2.0638in"><text:p text:style-name="P63"><text:span text:style-name="T49">Phamarcy</text:span></text:p><draw:enhanced-geometry svg:viewBox="0 0 21600 21600" draw:mirror-horizontal="false" draw:mirror-vertical="false" draw:type="rectangle" draw:enhanced-path="M 0 0 L 21600 0 21600 21600 0 21600 0 0 Z N"/></draw:custom-shape><draw:line text:anchor-type="paragraph" draw:z-index="42" draw:name="Shape2" draw:style-name="gr4" draw:text-style-name="P64" svg:x1="0.487in" svg:y1="1.3992in" svg:x2="0.1953in" svg:y2="1.3992in"><text:p/></draw:line><draw:line text:anchor-type="paragraph" draw:z-index="43" draw:name="Shape2" draw:style-name="gr4" draw:text-style-name="P64" svg:x1="0.9437in" svg:y1="2.2118in" svg:x2="1.5535in" svg:y2="2.2118in"><text:p/></draw:line><draw:line text:anchor-type="paragraph" draw:z-index="44" draw:name="Shape2" draw:style-name="gr4" draw:text-style-name="P64" svg:x1="1.5535in" svg:y1="2.2118in" svg:x2="1.5535in" svg:y2="4.8783in"><text:p/></draw:line><draw:line text:anchor-type="paragraph" draw:z-index="45" draw:name="Shape2" draw:style-name="gr4" draw:text-style-name="P64" svg:x1="2.3307in" svg:y1="2.5555in" svg:x2="1.5535in" svg:y2="2.5555in"><text:p/></draw:lin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Figure 1: System working environment</text:p>
      <text:list xml:id="list183707693609579" text:continue-numbering="true" text:style-name="L4">
        <text:list-item>
          <text:list>
            <text:list-header>
              <text:p text:style-name="P18"><text:span text:style-name="T20"/></text:p>
            </text:list-header>
            <text:list-item>
              <text:p text:style-name="P47"><text:span text:style-name="T20">S</text:span><text:span text:style-name="T10">ystem features</text:span></text:p>
              <text:p text:style-name="P22"><text:span text:style-name="T10">The system will be able to update confirm the student records from the school database, update the records against the hospital records, save treatment records as well as the lab tests. The system will also record the patient admission records if any.</text:span></text:p>
            </text:list-item>
            <text:list-item>
              <text:p text:style-name="P48"><text:span text:style-name="T10">User problem statement</text:span></text:p>
              <text:p text:style-name="P23"><text:span text:style-name="T10">The users of the system are required to at list have a background knowledge on how to operate the computers and interact with the computer’s interactive components. The system users of the system are required to promptly respond to the notifications shown on the screen by the program during the execution, a failure to respond promptly to the notifications may result to unexpected behavior of the system, which may not be visible to the user, but only to the administrator.</text:span></text:p>
            </text:list-item>
            <text:list-item>
              <text:p text:style-name="P49"><text:span text:style-name="T10">User objectives</text:span></text:p>
              <text:p text:style-name="P24"><text:span text:style-name="T10">The five users of the system are to interact with the system, performing only the tasks that are assigned to them. Upon authentication, the receptionist will be able to confirm </text:span><text:soft-page-break/><text:span text:style-name="T10">the student records, update the existing records in the hospital database, while upon the successful login of the doctor, <text:s/>he/she will be able to initiate the consultation process, submit tests to be done, record suspected illnesses, prescribe medications, release or admit the patients, the triage nurse upon login will be able to view the total number of visits to the triage and even see the statistics in terms of gender, and age, the lab physician upon successful login will be able to submit the test results, update the view the total visits to the lab,and even print the test results .Finally the physician upon successful login will be able to fetch the prescribed medications and </text:span><text:span text:style-name="T21">then attend to the patient accordingly</text:span><text:span text:style-name="T10">.</text:span></text:p>
            </text:list-item>
            <text:list-item>
              <text:p text:style-name="P50"><text:span text:style-name="T10">Operation Environment</text:span></text:p>
              <text:p text:style-name="P25"><text:span text:style-name="T10">The system is a web based software, which mean it will be accessed through the users computer additional software, a browser. </text:span></text:p>
              <text:p text:style-name="P26"><text:span text:style-name="T10">The system is capable of running either in windows operating system, Linux systems, and mack operating systems of any version, provided it is a 64-bit system. </text:span><text:span text:style-name="T22">The system requires at least 4gbg of RAM and at least 500gb of HDD.</text:span></text:p>
            </text:list-item>
            <text:list-item>
              <text:p text:style-name="P51"><text:span text:style-name="T10">Design and implementation con</text:span><text:span text:style-name="T23">s</text:span><text:span text:style-name="T10">traints</text:span></text:p>
              <text:p text:style-name="P27"><text:span text:style-name="T10">The are a number of limitations that are bound to </text:span><text:span text:style-name="T24">hinder</text:span><text:span text:style-name="T10"> the successful completion of this project once it has been initiated. </text:span></text:p>
              <text:list>
                <text:list-item>
                  <text:p text:style-name="P52"><text:span text:style-name="T29">Time </text:span></text:p>
                </text:list-item>
              </text:list>
              <text:p text:style-name="P27"><text:span text:style-name="T10">Time limit is one of the forehand factors that are to affect the development of this system. The time set which is 7 months is very limited for all the necessary steps in the development phase to be carried out successfully. </text:span></text:p>
              <text:list text:continue-numbering="true">
                <text:list-item>
                  <text:p text:style-name="P52"><text:span text:style-name="T29">University policies</text:span></text:p>
                </text:list-item>
              </text:list>
              <text:p text:style-name="P28"><text:span text:style-name="T10">The policies laid by the department that some course work are to be done alongside the development period is set to interfere with the flow of the system development.</text:span></text:p>
              <text:list text:continue-numbering="true">
                <text:list-item>
                  <text:p text:style-name="P52"><text:span text:style-name="T29">The Department heads</text:span><text:span text:style-name="T10"><text:tab/></text:span></text:p>
                </text:list-item>
              </text:list>
              <text:p text:style-name="P27"><text:span text:style-name="T10">The chief medical officer was not willing to provide an in-depth details of the flow of the activities in th hospital and thus, only gave out what he thought was enough for the development process, which was very little.</text:span></text:p>
              <text:list text:continue-numbering="true">
                <text:list-item>
                  <text:p text:style-name="P53"><text:span text:style-name="T30">Finance</text:span></text:p>
                </text:list-item>
              </text:list>
              <text:p text:style-name="P27"><text:span text:style-name="T10">The financial support required for the successful implementation of the system may not be available for the global deployment of the system. </text:span></text:p>
              <text:list text:continue-numbering="true">
                <text:list-item>
                  <text:p text:style-name="P53"><text:span text:style-name="T31">Labor</text:span></text:p>
                </text:list-item>
              </text:list>
              <text:p text:style-name="P29"><text:span text:style-name="T10">Since only one developer will be carrying out all the tasks involved in the development process, there might be some errors that may be experienced during the system deployment stage.</text:span></text:p>
            </text:list-item>
            <text:list-item>
              <text:p text:style-name="P53"><text:span text:style-name="T22">U</text:span><text:span text:style-name="T10">ser documentation</text:span></text:p>
              <text:p text:style-name="P30"><text:span text:style-name="T10">Alongside this </text:span><text:span text:style-name="T25">documentation</text:span><text:span text:style-name="T10"> there are a number of documents that will accompany the delivery of the system: user manual, system design documentation and the initially accepted system </text:span><text:span text:style-name="T25">proposal</text:span><text:span text:style-name="T10"> document.</text:span></text:p>
            </text:list-item>
            <text:list-item>
              <text:p text:style-name="P54"><text:span text:style-name="T10">Assumptions and Dependencies</text:span></text:p>
              <text:p text:style-name="P31"><text:span text:style-name="T10">It is assumed that the users of this system has prior knowledge on how to operate a computer systems and the softwares installed. The user is assumed to have used a website before.</text:span></text:p>
            </text:list-item>
            <text:list-item>
              <text:p text:style-name="P55"><text:span text:style-name="T10">User constrains</text:span></text:p>
              <text:p text:style-name="P32"><text:span text:style-name="T10">The persons or developers involved in the development of the system are expected to submit their progress of the tasks they are assigned to undertake on a weekly basis. </text:span><text:span text:style-name="T26">All the software module merges <text:s/>and updates are expected to be done through the version control systems and the no one should be done under the call of the watch of the lead developer.</text:span></text:p>
            </text:list-item>
          </text:list>
        </text:list-item>
        <text:list-item>
          <text:p text:style-name="P56"><text:span text:style-name="T26">S</text:span><text:span text:style-name="T10">ystem Features</text:span></text:p>
          <text:p text:style-name="P56"><text:soft-page-break/><text:span text:style-name="T3">This </text:span><text:span text:style-name="T7">section</text:span><text:span text:style-name="T3"> illustrates <text:s/>the functional </text:span><text:span text:style-name="T7">features</text:span><text:span text:style-name="T3"> </text:span><text:span text:style-name="T7">of the system </text:span><text:span text:style-name="T8">as far as the scope of the system is concerned.</text:span></text:p>
          <text:list>
            <text:list-item>
              <text:p text:style-name="P57"><text:span text:style-name="T10">Confirm Student identification and credibility</text:span></text:p>
              <text:list>
                <text:list-item>
                  <text:p text:style-name="P57"><text:span text:style-name="T29">Description and priority</text:span></text:p>
                  <text:p text:style-name="P33"><text:span text:style-name="T29">This is the initial stage in the patient reception at the sanatorium. Once the student has reached the reception section, he/ she is expected to provide the school id or </text:span><text:span text:style-name="T32">admission</text:span><text:span text:style-name="T29"> later. </text:span><text:span text:style-name="T34">It is given the first priority in the reception domain.</text:span></text:p>
                </text:list-item>
                <text:list-item>
                  <text:p text:style-name="P59"><text:span text:style-name="T29">Stimulus/ Response sequence</text:span></text:p>
                  <text:p text:style-name="P34"><text:span text:style-name="T29">From the provided document the nurse will input the registration number </text:span><text:span text:style-name="T32">on the provided field on the reception form that appears once the reception module is activated.</text:span><text:span text:style-name="T33"> </text:span><text:span text:style-name="T34">This feature is concerned with authenticating the provided document against the existing records in the school database. When a record that matches the id is found, it extracts the matching records and presents them to the nurse, if the match is not found it responds with the message </text:span><text:span text:style-name="T33">“</text:span><text:span text:style-name="T40">no record matching the registration number found”</text:span><text:span text:style-name="T33">.</text:span></text:p>
                </text:list-item>
                <text:list-item>
                  <text:p text:style-name="P59"><text:span text:style-name="T33">F</text:span><text:span text:style-name="T29">unctional requirements</text:span></text:p>
                  <text:list>
                    <text:list-item>
                      <text:p text:style-name="P36"><text:span text:style-name="T29">RQ1: </text:span></text:p>
                      <text:p text:style-name="P36"><text:span text:style-name="T29">There must be an input from the user for the feature to work correctly. An input containing a string of characters is required. If no input is required and the user activates the module by clicking the search button there will be no response of any sort. The user may think this as an error, but it is just the mechanism of the system to optimize its operations and avoid an </text:span><text:span text:style-name="T35">unnecessary</text:span><text:span text:style-name="T29"> </text:span><text:span text:style-name="T35">executions.</text:span></text:p>
                    </text:list-item>
                    <text:list-item>
                      <text:p text:style-name="P38"><text:span text:style-name="T29">RQ2:</text:span></text:p>
                      <text:p text:style-name="P38"><text:span text:style-name="T29">The provided string must be in capital letters and in case the user tries to input empty spaces or lowercase letters the input filed will always remain empty. </text:span></text:p>
                    </text:list-item>
                    <text:list-item>
                      <text:p text:style-name="P42"><text:span text:style-name="T39">Use case</text:span><text:span text:style-name="T29">: confirm the student details</text:span></text:p>
                    </text:list-item>
                  </text:list>
                </text:list-item>
              </text:list>
            </text:list-item>
          </text:list>
        </text:list-item>
      </text:list>
      <text:p text:style-name="P44"><draw:custom-shape text:anchor-type="paragraph" draw:z-index="46" draw:name="Shape4" draw:style-name="gr10" draw:text-style-name="P64" svg:width="0.3752in" svg:height="0.3441in" svg:x="1.2366in" svg:y="0.0854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9"/></text:p>
      <text:p text:style-name="P44"><text:span text:style-name="T29"/></text:p>
      <text:p text:style-name="P44"><draw:line text:anchor-type="paragraph" draw:z-index="47" draw:name="Shape5" draw:style-name="gr2" draw:text-style-name="P63" svg:x1="1.4035in" svg:y1="0.0457in" svg:x2="1.4035in" svg:y2="0.5039in"><text:p/></draw:line><draw:line text:anchor-type="paragraph" draw:z-index="50" draw:name="Shape8" draw:style-name="gr2" draw:text-style-name="P63" svg:x1="1.2681in" svg:y1="0.1811in" svg:x2="1.6846in" svg:y2="0.1811in"><text:p/></draw:line><draw:custom-shape text:anchor-type="paragraph" draw:z-index="52" draw:name="Shape10" draw:style-name="gr11" draw:text-style-name="P68" svg:width="2.5213in" svg:height="0.5941in" svg:x="3.2783in" svg:y="0.0665in"><text:p text:style-name="P67"><text:span text:style-name="T50">Confirm the student identity</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9"/></text:p>
      <text:p text:style-name="P44"><draw:line text:anchor-type="paragraph" draw:z-index="51" draw:name="Shape9" draw:style-name="gr2" draw:text-style-name="P63" svg:x1="1.5701in" svg:y1="0.1665in" svg:x2="3.2783in" svg:y2="0.1665in"><text:p/></draw:line><text:span text:style-name="T29"/></text:p>
      <text:p text:style-name="P44"><draw:line text:anchor-type="paragraph" draw:z-index="48" draw:name="Shape6" draw:style-name="gr2" draw:text-style-name="P63" svg:x1="1.2161in" svg:y1="0.2461in" svg:x2="1.4035in" svg:y2="0.1209in"><text:p/></draw:line><draw:line text:anchor-type="paragraph" draw:z-index="49" draw:name="Shape7" draw:style-name="gr2" draw:text-style-name="P63" svg:x1="1.5701in" svg:y1="0.2772in" svg:x2="1.4035in" svg:y2="0.1209in"><text:p/></draw:line><text:span text:style-name="T29"/></text:p>
      <text:p text:style-name="P44"><draw:frame text:anchor-type="paragraph" draw:z-index="53" draw:name="Shape11" draw:style-name="gr12" draw:text-style-name="P70" svg:width="0.4795in" svg:height="0.2087in" svg:x="1.2161in" svg:y="0.0543in"><draw:text-box><text:p text:style-name="P69"><text:span text:style-name="T51">nurse</text:span></text:p></draw:text-box></draw:frame><text:span text:style-name="T29"/></text:p>
      <text:p text:style-name="P1"><text:span text:style-name="T2"><text:tab/><text:tab/><text:tab/><text:tab/></text:span></text:p>
      <text:p text:style-name="P2"><text:span text:style-name="T2"><text:tab/><text:tab/><text:tab/><text:tab/></text:span><text:span text:style-name="T42">Brief Description</text:span></text:p>
      <text:p text:style-name="P2"><text:span text:style-name="T29"><text:tab/><text:tab/><text:tab/><text:tab/> The </text:span><text:span text:style-name="T36">nurse</text:span><text:span text:style-name="T29"> </text:span><text:span text:style-name="T36">types and then </text:span><text:span text:style-name="T29">submits </text:span><text:span text:style-name="T36">the patient registration number </text:span><text:span text:style-name="T29">. </text:span></text:p>
      <text:p text:style-name="P2"><text:span text:style-name="T29"><text:tab/><text:tab/><text:tab/><text:tab/></text:span><text:span text:style-name="T42">Initial <text:s/></text:span></text:p>
      <text:p text:style-name="P2"><text:span text:style-name="T29"><text:tab/><text:tab/><text:tab/><text:tab/>Before this use case can be initiated, the </text:span><text:span text:style-name="T36">nurse</text:span><text:span text:style-name="T29"> has already </text:span><text:span text:style-name="T36">been authenticated and <text:tab/><text:tab/><text:tab/><text:tab/>is shown the reception board. The nurse at this stage has initiated the reception <text:tab/><text:tab/><text:tab/><text:tab/>processes by clicking the reception tab on the reception window.</text:span></text:p>
      <text:list xml:id="list183705828315996" text:continue-numbering="true" text:style-name="L4">
        <text:list-item>
          <text:list>
            <text:list-item>
              <text:list>
                <text:list-item>
                  <text:p text:style-name="P61"><text:span text:style-name="T29">Technical issues</text:span></text:p>
                  <text:p text:style-name="P40"><text:span text:style-name="T29">The feature is designed such that it allows only inputs consisting of no white space characters <text:s/>and is to accept only uppercase inputs.</text:span></text:p>
                </text:list-item>
                <text:list-item>
                  <text:p text:style-name="P61"><text:span text:style-name="T29">Dependencies with other requirements</text:span></text:p>
                  <text:p text:style-name="P40"><text:span text:style-name="T29">The feature are closely linked with the subsequent system requirement at the reception domain. Its output affects the input of the next process.</text:span></text:p>
                  <text:p text:style-name="P40"><text:span text:style-name="T29"/></text:p>
                </text:list-item>
              </text:list>
            </text:list-item>
            <text:list-item>
              <text:p text:style-name="P58"><text:span text:style-name="T27">Check if the </text:span><text:span text:style-name="T10">Student </text:span><text:span text:style-name="T27">records are already stored in the hospital database</text:span></text:p>
              <text:list>
                <text:list-item>
                  <text:p text:style-name="P58"><text:span text:style-name="T29">Description and priority</text:span></text:p>
                  <text:p text:style-name="P35"><text:span text:style-name="T29">T</text:span><text:span text:style-name="T36">his features enable the nurse to check whether the patient now not a student have relating records to whom he/she claims to be. Its urgency comes after the student identity have been confirmed.</text:span></text:p>
                </text:list-item>
                <text:list-item>
                  <text:p text:style-name="P60"><text:span text:style-name="T29">Stimulus/ Response sequence</text:span></text:p>
                  <text:p text:style-name="P46"><text:soft-page-break/><text:span text:style-name="T33">O</text:span><text:span text:style-name="T29">nce the student records has been confirmed, the nurse confirms the availability of the relating records with hospital details, such as name, age, gender; this is aided by this feature. The nurse’s action is to click the OK button on the interfaces. If the records are not found in the hospital database the system then creates a new record with the provided student records.</text:span></text:p>
                </text:list-item>
                <text:list-item>
                  <text:p text:style-name="P60"><text:span text:style-name="T33">F</text:span><text:span text:style-name="T29">unctional requirements</text:span></text:p>
                  <text:list>
                    <text:list-item>
                      <text:p text:style-name="P37"><text:span text:style-name="T29">RQ1: </text:span></text:p>
                      <text:p text:style-name="P37"><text:span text:style-name="T29">There must be </text:span><text:span text:style-name="T37">a confirmation that the student is really a student as claimed. If the student was not found in the school database then this step wont be reached and, consequently <text:s/>this feature wont be available.</text:span></text:p>
                    </text:list-item>
                    <text:list-item>
                      <text:p text:style-name="P39"><text:span text:style-name="T29">RQ2:</text:span></text:p>
                      <text:p text:style-name="P39"><text:span text:style-name="T37">The feature expects an acknowledgement from the user to execute its intended purpose. If the user clicks OK button, the feature will renders its functions as per the expectations. During the execution the system will check the hospital database to confirm the availability of the records if not it creates the record. The user will only be noted of the saved or updated patient record. In-case of an error a message “</text:span><text:span text:style-name="T41">action can not be completed at the moment”</text:span><text:span text:style-name="T37"> is displayed</text:span></text:p>
                    </text:list-item>
                    <text:list-item>
                      <text:p text:style-name="P43"><text:span text:style-name="T39">Use case</text:span><text:span text:style-name="T29">: confirm the student details</text:span></text:p>
                    </text:list-item>
                  </text:list>
                </text:list-item>
              </text:list>
            </text:list-item>
          </text:list>
        </text:list-item>
      </text:list>
      <text:p text:style-name="P45"><draw:custom-shape text:anchor-type="paragraph" draw:z-index="54" draw:name="Shape4" draw:style-name="gr10" draw:text-style-name="P64" svg:width="0.3752in" svg:height="0.3441in" svg:x="1.2366in" svg:y="0.0854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9"/></text:p>
      <text:p text:style-name="P45"><text:span text:style-name="T29"/></text:p>
      <text:p text:style-name="P45"><draw:line text:anchor-type="paragraph" draw:z-index="55" draw:name="Shape5" draw:style-name="gr2" draw:text-style-name="P63" svg:x1="1.4035in" svg:y1="0.0457in" svg:x2="1.4035in" svg:y2="0.5039in"><text:p/></draw:line><draw:line text:anchor-type="paragraph" draw:z-index="58" draw:name="Shape8" draw:style-name="gr2" draw:text-style-name="P63" svg:x1="1.2681in" svg:y1="0.1811in" svg:x2="1.6846in" svg:y2="0.1811in"><text:p/></draw:line><draw:custom-shape text:anchor-type="paragraph" draw:z-index="60" draw:name="Shape10" draw:style-name="gr11" draw:text-style-name="P68" svg:width="2.5213in" svg:height="0.5941in" svg:x="3.2783in" svg:y="0.0665in"><text:p text:style-name="P67"><text:span text:style-name="T50">Confirm the patient record</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9"/></text:p>
      <text:p text:style-name="P45"><draw:line text:anchor-type="paragraph" draw:z-index="59" draw:name="Shape9" draw:style-name="gr2" draw:text-style-name="P63" svg:x1="1.5701in" svg:y1="0.1665in" svg:x2="3.2783in" svg:y2="0.1665in"><text:p/></draw:line><text:span text:style-name="T29"/></text:p>
      <text:p text:style-name="P45"><draw:line text:anchor-type="paragraph" draw:z-index="56" draw:name="Shape6" draw:style-name="gr2" draw:text-style-name="P63" svg:x1="1.2161in" svg:y1="0.2461in" svg:x2="1.4035in" svg:y2="0.1209in"><text:p/></draw:line><draw:line text:anchor-type="paragraph" draw:z-index="57" draw:name="Shape7" draw:style-name="gr2" draw:text-style-name="P63" svg:x1="1.5701in" svg:y1="0.2772in" svg:x2="1.4035in" svg:y2="0.1209in"><text:p/></draw:line><text:span text:style-name="T29"/></text:p>
      <text:p text:style-name="P45"><draw:frame text:anchor-type="paragraph" draw:z-index="61" draw:name="Shape11" draw:style-name="gr12" draw:text-style-name="P70" svg:width="0.4795in" svg:height="0.2087in" svg:x="1.2161in" svg:y="0.0543in"><draw:text-box><text:p text:style-name="P69"><text:span text:style-name="T51">nurse</text:span></text:p></draw:text-box></draw:frame><text:span text:style-name="T29"/></text:p>
      <text:p text:style-name="P3"><text:span text:style-name="T2"><text:tab/><text:tab/><text:tab/><text:tab/></text:span></text:p>
      <text:p text:style-name="P3"><text:span text:style-name="T2"><text:tab/><text:tab/><text:tab/><text:tab/></text:span><text:span text:style-name="T42">Brief Description</text:span></text:p>
      <text:p text:style-name="P3"><text:span text:style-name="T29"><text:tab/><text:tab/><text:tab/><text:tab/> The </text:span><text:span text:style-name="T38">nurse</text:span><text:span text:style-name="T29"> <text:s/>submits </text:span><text:span text:style-name="T38">student records to confirm the availability of any matching <text:tab/><text:tab/><text:tab/><text:tab/>record from the hospital database.</text:span></text:p>
      <text:p text:style-name="P3"><text:span text:style-name="T29"><text:tab/><text:tab/><text:tab/><text:tab/></text:span><text:span text:style-name="T42">Initial <text:s/></text:span></text:p>
      <text:p text:style-name="P3"><text:span text:style-name="T29"><text:tab/><text:tab/><text:tab/><text:tab/>Before this use case can be initiated, </text:span><text:span text:style-name="T38">the nurse has already confirmed the identity <text:tab/><text:tab/><text:tab/><text:tab/>of the student.</text:span></text:p>
      <text:list xml:id="list183707107036706" text:continue-numbering="true" text:style-name="L4">
        <text:list-item>
          <text:list>
            <text:list-item>
              <text:list>
                <text:list-item>
                  <text:p text:style-name="P62"><text:span text:style-name="T29">Technical issues</text:span></text:p>
                  <text:p text:style-name="P41"><text:span text:style-name="T29">The feature is designed such that it </text:span><text:span text:style-name="T38">only executes or only available after the student record has been found and confirmed</text:span><text:span text:style-name="T29">.</text:span></text:p>
                </text:list-item>
                <text:list-item>
                  <text:p text:style-name="P62"><text:span text:style-name="T29">Dependencies with other requirements</text:span></text:p>
                  <text:p text:style-name="P41"><text:span text:style-name="T29">The feature are closely linked with the subsequent system requirement at the reception domain. Its output affects the input of the next process.</text:span><text:span text:style-name="T38"> It also can not be available if the the latter feature’s output was void. </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stroke-dash draw:name="Dashed_20__28_var_29__20_4" draw:display-name="Dashed (var) 4" draw:style="rect" draw:dots1="1" draw:dots1-length="0.0114in" draw:dots2="1" draw:dots2-length="0.0114in" draw:distance="0.0114in"/>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3T09:05:17.106146011</meta:creation-date>
    <dc:date>2018-08-03T18:37:04.477951764</dc:date>
    <meta:editing-duration>PT2H31M1S</meta:editing-duration>
    <meta:editing-cycles>22</meta:editing-cycles>
    <meta:generator>LibreOffice/5.1.6.2$Linux_X86_64 LibreOffice_project/10m0$Build-2</meta:generator>
    <meta:document-statistic meta:table-count="0" meta:image-count="0" meta:object-count="0" meta:page-count="6" meta:paragraph-count="92" meta:word-count="2577" meta:character-count="15739" meta:non-whitespace-character-count="13121"/>
  </office:meta>
</office:document-meta>
</file>